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6" calcext:value-type="float">
            <text:p>0.6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6" calcext:value-type="float">
            <text:p>0.6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32" calcext:value-type="float">
            <text:p>1.3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64" calcext:value-type="float">
            <text:p>2.6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5.28" calcext:value-type="float">
            <text:p>5.2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0.57" calcext:value-type="float">
            <text:p>1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1.13" calcext:value-type="float">
            <text:p>21.1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6" calcext:value-type="float">
            <text:p>0.6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6" calcext:value-type="float">
            <text:p>0.6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32" calcext:value-type="float">
            <text:p>1.3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64" calcext:value-type="float">
            <text:p>2.6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5.28" calcext:value-type="float">
            <text:p>5.2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0.57" calcext:value-type="float">
            <text:p>1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1.13" calcext:value-type="float">
            <text:p>21.1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6" calcext:value-type="float">
            <text:p>0.6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6" calcext:value-type="float">
            <text:p>0.6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32" calcext:value-type="float">
            <text:p>1.3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64" calcext:value-type="float">
            <text:p>2.6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5.28" calcext:value-type="float">
            <text:p>5.2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0.57" calcext:value-type="float">
            <text:p>1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1.13" calcext:value-type="float">
            <text:p>21.1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6" calcext:value-type="float">
            <text:p>0.6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6" calcext:value-type="float">
            <text:p>0.6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32" calcext:value-type="float">
            <text:p>1.3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64" calcext:value-type="float">
            <text:p>2.6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5.28" calcext:value-type="float">
            <text:p>5.2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0.57" calcext:value-type="float">
            <text:p>1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1.13" calcext:value-type="float">
            <text:p>21.1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8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number-columns-repeated="2"/>
          <table:table-cell table:style-name="ce5"/>
          <table:table-cell table:number-columns-repeated="9"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5:57:19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6S</meta:editing-duration>
    <meta:editing-cycles>3</meta:editing-cycles>
    <meta:generator>LibreOffice/5.2.7.2$Windows_x86 LibreOffice_project/2b7f1e640c46ceb28adf43ee075a6e8b8439ed10</meta:generator>
    <dc:date>2018-09-01T16:01:03.502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